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4" style:family="text"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font-style="normal" style:text-underline-style="none" style:font-size-asian="12pt" style:font-style-asian="normal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TILLAS EXAMEN</text:p>
      <text:p text:style-name="P1"/>
      <text:p text:style-name="P4">CABECERA BASICA</text:p>
      <text:p text:style-name="P2">library ieee;</text:p>
      <text:p text:style-name="P2">use ieee.std_logic_1164.all;</text:p>
      <text:p text:style-name="P2"/>
      <text:p text:style-name="P2">entity X is</text:p>
      <text:p text:style-name="P2"><text:s text:c="4"/>port(signals</text:p>
      <text:p text:style-name="P2"><text:tab/>);</text:p>
      <text:p text:style-name="P2">end X;</text:p>
      <text:p text:style-name="P2"/>
      <text:p text:style-name="P2">architecture Y of X is</text:p>
      <text:p text:style-name="P2"><text:tab/>aux signals</text:p>
      <text:p text:style-name="P2">begin</text:p>
      <text:p text:style-name="P2"/>
      <text:p text:style-name="P2"><text:tab/>process (sensebility list)</text:p>
      <text:p text:style-name="P2"><text:tab/><text:tab/>variables</text:p>
      <text:p text:style-name="P2"><text:tab/>begin</text:p>
      <text:p text:style-name="P2"><text:tab/><text:tab/>codigo</text:p>
      <text:p text:style-name="P2"><text:tab/>end process;</text:p>
      <text:p text:style-name="P2"/>
      <text:p text:style-name="P2">end Y;</text:p>
      <text:p text:style-name="P4">DECLARACION ARQUITECTURA</text:p>
      <text:p text:style-name="P2">architecture &lt;arch_name&gt; of &lt;entity_name&gt; is</text:p>
      <text:p text:style-name="P2"><text:s text:c="3"/>-- declarative_items (signal declarations, component declarations, etc.)</text:p>
      <text:p text:style-name="P2">begin</text:p>
      <text:p text:style-name="P2"><text:s text:c="3"/>-- architecture body</text:p>
      <text:p text:style-name="P2">end &lt;arch_name&gt;;</text:p>
      <text:p text:style-name="P2"/>
      <text:p text:style-name="P4">DECLARACION COMPONENTES (87)</text:p>
      <text:p text:style-name="P2">component &lt;component_name&gt;</text:p>
      <text:p text:style-name="P2">generic (</text:p>
      <text:p text:style-name="P2"><text:s text:c="3"/>&lt;generic_name&gt; : &lt;type&gt; := &lt;value&gt;;</text:p>
      <text:p text:style-name="P2"><text:s text:c="3"/>&lt;other generics&gt;...</text:p>
      <text:p text:style-name="P2">);</text:p>
      <text:p text:style-name="P2">port (</text:p>
      <text:p text:style-name="P2"><text:s text:c="3"/>&lt;port_name&gt; : &lt;mode&gt; &lt;type&gt;;</text:p>
      <text:p text:style-name="P2"><text:s text:c="3"/>&lt;other ports&gt;...</text:p>
      <text:p text:style-name="P2">);</text:p>
      <text:p text:style-name="P2">end component;</text:p>
      <text:p text:style-name="P2"><text:tab/><text:tab/><text:tab/></text:p>
      <text:p text:style-name="P4">INSTANCIACION COMPONENTES (87 Y 93)</text:p>
      <text:p text:style-name="P2">&lt;instance_name&gt; : &lt;component_name&gt;</text:p>
      <text:p text:style-name="P2">generic map ( </text:p>
      <text:p text:style-name="P2"><text:s text:c="3"/>&lt;generic_name&gt; =&gt; &lt;value&gt;,</text:p>
      <text:p text:style-name="P2"><text:s text:c="3"/>&lt;other generics&gt;...</text:p>
      <text:p text:style-name="P2">) </text:p>
      <text:p text:style-name="P2">port map (</text:p>
      <text:p text:style-name="P2"><text:s text:c="3"/>&lt;port_name&gt; =&gt; &lt;signal_name&gt;,</text:p>
      <text:p text:style-name="P2"><text:s text:c="3"/>&lt;other ports&gt;...</text:p>
      <text:p text:style-name="P2">);</text:p>
      <text:p text:style-name="P2"/>
      <text:p text:style-name="P4"><text:soft-page-break/>CONVERSION INTEGER TO UNSIGNED</text:p>
      <text:p text:style-name="P2">&lt;unsigned_sig&gt; = TO_UNSIGNED(&lt;int_sig&gt;, &lt;integer_size&gt;);</text:p>
      <text:p text:style-name="P2"/>
      <text:p text:style-name="P4">CONVERSION UNSIGNED TO INTEGER</text:p>
      <text:p text:style-name="P2">&lt;int_sig&gt; = TO_INTEGER(&lt;unsigned_sig&gt;);</text:p>
      <text:p text:style-name="P2"/>
      <text:p text:style-name="P4">TIPOS DE DATOS</text:p>
      <text:p text:style-name="P2">STD_LOGIC <text:s text:c="13"/>--'U','X','0','1','Z','W','L','H','-' </text:p>
      <text:p text:style-name="P2">STD_LOGIC_VECTOR <text:s text:c="6"/>--Natural Range of STD_LOGIC</text:p>
      <text:p text:style-name="P2">BOOLEAN <text:s text:c="15"/>--True or False</text:p>
      <text:p text:style-name="P2">INTEGER <text:s text:c="15"/>--32 or 64 bits</text:p>
      <text:p text:style-name="P2">NATURAL <text:s text:c="15"/>--Integers &gt;= 0</text:p>
      <text:p text:style-name="P2">POSITIVE <text:s text:c="14"/>--Integers &gt; 0</text:p>
      <text:p text:style-name="P2">REAL <text:s text:c="18"/>--Floating-point</text:p>
      <text:p text:style-name="P2">BIT <text:s text:c="19"/>--'0','1'</text:p>
      <text:p text:style-name="P2">BIT_VECTOR(Natural) <text:s text:c="3"/>--Array of bits</text:p>
      <text:p text:style-name="P2">CHARACTER <text:s text:c="13"/>--7-bit ASCII</text:p>
      <text:p text:style-name="P2">STRING(POSITIVE) <text:s text:c="6"/>--Array of characters</text:p>
      <text:p text:style-name="P2">TIME <text:s text:c="18"/>--hr, min, sec, ms, us, ns, ps, fs</text:p>
      <text:p text:style-name="P2">DELAY_LENGTH <text:s text:c="10"/>--Time &gt;= 0</text:p>
      <text:p text:style-name="P4">BUCLE FOR</text:p>
      <text:p text:style-name="P2">for &lt;variable_name&gt; in &lt;lower_limit&gt; to &lt;upper_limit&gt; loop</text:p>
      <text:p text:style-name="P2"><text:s text:c="3"/>&lt;statement&gt;;</text:p>
      <text:p text:style-name="P2"><text:s text:c="3"/>&lt;statement&gt;;</text:p>
      <text:p text:style-name="P2">end loop;</text:p>
      <text:p text:style-name="P2"/>
      <text:p text:style-name="P4">BULCE WHILE</text:p>
      <text:p text:style-name="P2">while &lt;condition&gt; loop</text:p>
      <text:p text:style-name="P2"><text:s text:c="3"/>&lt;statement&gt;;</text:p>
      <text:p text:style-name="P2"><text:s text:c="3"/>&lt;statement&gt;;</text:p>
      <text:p text:style-name="P2">end loop;</text:p>
      <text:p text:style-name="P2"><text:tab/><text:tab/></text:p>
      <text:p text:style-name="P4">PROCESO COMBINACIONAL</text:p>
      <text:p text:style-name="P2">process (&lt;all_input_signals_seperated_by_commas&gt;)</text:p>
      <text:p text:style-name="P2">begin</text:p>
      <text:p text:style-name="P2"><text:s text:c="3"/>&lt;statements&gt;;</text:p>
      <text:p text:style-name="P2">end process;</text:p>
      <text:p text:style-name="P2"/>
      <text:p text:style-name="P4">PROCESO ASYNC&amp;SYNC CON CE </text:p>
      <text:p text:style-name="P2">process (&lt;clock&gt;,&lt;reset&gt;)</text:p>
      <text:p text:style-name="P2">begin <text:s/></text:p>
      <text:p text:style-name="P2"><text:s text:c="3"/>if &lt;reset&gt; = '0' then</text:p>
      <text:p text:style-name="P2"><text:s text:c="6"/>&lt;statements&gt;;</text:p>
      <text:p text:style-name="P2"><text:s text:c="3"/>elsif (&lt;clock&gt;'event and &lt;clock&gt; = '1') then</text:p>
      <text:p text:style-name="P2"><text:s text:c="6"/>if &lt;clock_enable&gt; = '1' then</text:p>
      <text:p text:style-name="P2"><text:s text:c="9"/>&lt;statements&gt;;</text:p>
      <text:p text:style-name="P2"><text:s text:c="6"/>end if;</text:p>
      <text:p text:style-name="P2"><text:s text:c="3"/>end if;</text:p>
      <text:p text:style-name="P2">end process;</text:p>
      <text:p text:style-name="P2"/>
      <text:p text:style-name="P2"/>
      <text:p text:style-name="P2"/>
      <text:p text:style-name="P4"><text:soft-page-break/>CONSTANTES VARIABLES SEÑAL</text:p>
      <text:p text:style-name="P2">constant &lt;name&gt;: &lt;type&gt; := &lt;value&gt;;</text:p>
      <text:p text:style-name="P2">variable &lt;name&gt;: &lt;type&gt; := &lt;value&gt;;</text:p>
      <text:p text:style-name="P2">signal &lt;name&gt;: &lt;type&gt; := &lt;value&gt;;</text:p>
      <text:p text:style-name="P2"/>
      <text:p text:style-name="P3"><text:span text:style-name="T1">ACUMULADOR</text:span></text:p>
      <text:p text:style-name="P2"><text:s text:c="4"/>process (CLK)</text:p>
      <text:p text:style-name="P2"><text:s text:c="4"/>begin</text:p>
      <text:p text:style-name="P2"><text:s text:c="8"/>if (CLK'event and CLK='1') then</text:p>
      <text:p text:style-name="P2"><text:s text:c="10"/>if (CLR='1') then</text:p>
      <text:p text:style-name="P2"><text:s text:c="12"/>tmp &lt;= "0000";</text:p>
      <text:p text:style-name="P2"><text:s text:c="10"/>else</text:p>
      <text:p text:style-name="P2"><text:s text:c="12"/>tmp &lt;= tmp + D;</text:p>
      <text:p text:style-name="P2"><text:s text:c="10"/>end if;</text:p>
      <text:p text:style-name="P2"><text:s text:c="8"/>end if;</text:p>
      <text:p text:style-name="P2"><text:s text:c="4"/>end process;</text:p>
      <text:p text:style-name="P2"><text:s text:c="4"/></text:p>
      <text:p text:style-name="P2"><text:s text:c="4"/>Q &lt;= tmp;</text:p>
      <text:p text:style-name="P2"/>
      <text:p text:style-name="P4">PUERTA LOGICAS</text:p>
      <text:p text:style-name="P2">&lt;output&gt; &lt;= &lt;input1&gt; and &lt;input2&gt;;</text:p>
      <text:p text:style-name="P2">&lt;output&gt; &lt;= not &lt;input1&gt;;</text:p>
      <text:p text:style-name="P2">&lt;output&gt; &lt;= &lt;input1&gt; nand &lt;input2&gt; ;</text:p>
      <text:p text:style-name="P2">&lt;output&gt; &lt;= &lt;input1&gt; nor &lt;input2&gt; ;</text:p>
      <text:p text:style-name="P2">&lt;output&gt; &lt;= &lt;input1&gt; or &lt;input2&gt; ;</text:p>
      <text:p text:style-name="P2">&lt;output&gt; &lt;= &lt;input1&gt; xnor &lt;input2&gt; ;</text:p>
      <text:p text:style-name="P2">&lt;output&gt; &lt;= &lt;input1&gt; xor &lt;input2&gt; ;</text:p>
      <text:p text:style-name="P2"/>
      <text:p text:style-name="P4">COMPARADORES</text:p>
      <text:p text:style-name="P2">CMP &lt;= '1' when A &gt;= B else '0';</text:p>
      <text:p text:style-name="P2">CMP &lt;= '1' when B &gt;= A else '0';</text:p>
      <text:p text:style-name="P2">CMP &lt;= '1' when A == B else '0';</text:p>
      <text:p text:style-name="P2">CMP &lt;= '1' when B &gt; A else '0';</text:p>
      <text:p text:style-name="P2">CMP &lt;= '1' when A &gt; B else '0';</text:p>
      <text:p text:style-name="P2"/>
      <text:p text:style-name="P4">CONTADOR</text:p>
      <text:p text:style-name="P2"><text:s/>process (CLK)</text:p>
      <text:p text:style-name="P2"><text:s text:c="4"/>begin</text:p>
      <text:p text:style-name="P2"><text:s text:c="8"/>if (CLK'event and CLK='1') then</text:p>
      <text:p text:style-name="P2"><text:s text:c="10"/>if (CLR='1') then</text:p>
      <text:p text:style-name="P2"><text:s text:c="12"/>tmp &lt;= "0000";</text:p>
      <text:p text:style-name="P2"><text:s text:c="10"/>else</text:p>
      <text:p text:style-name="P2"><text:s text:c="12"/>tmp &lt;= tmp + 1;</text:p>
      <text:p text:style-name="P2"><text:s text:c="10"/>end if;</text:p>
      <text:p text:style-name="P2"><text:s text:c="8"/>end if;</text:p>
      <text:p text:style-name="P2"><text:s text:c="4"/>end process;</text:p>
      <text:p text:style-name="P2"/>
      <text:p text:style-name="P2"><text:s text:c="4"/>Q &lt;= tmp;</text:p>
      <text:p text:style-name="P2"/>
      <text:p text:style-name="P2"/>
      <text:p text:style-name="P2"/>
      <text:p text:style-name="P2"/>
      <text:p text:style-name="P4"><text:soft-page-break/>DECODIFICADOR O DEMULTIPLEXOR</text:p>
      <text:p text:style-name="P2">process(&lt;clock&gt;)</text:p>
      <text:p text:style-name="P2">begin</text:p>
      <text:p text:style-name="P2"><text:s text:c="3"/>if ( &lt;clock&gt;'event and &lt;clock&gt; ='1') then </text:p>
      <text:p text:style-name="P2"><text:s text:c="6"/>if ( &lt;reset&gt; = '1') then</text:p>
      <text:p text:style-name="P2"><text:s text:c="9"/>&lt;output&gt; &lt;= "0000";</text:p>
      <text:p text:style-name="P2"><text:s text:c="6"/>else</text:p>
      <text:p text:style-name="P2"><text:s text:c="9"/>case &lt;input&gt; is</text:p>
      <text:p text:style-name="P2"><text:s text:c="12"/>when "00" =&gt; &lt;output&gt; &lt;= "0001";</text:p>
      <text:p text:style-name="P2"><text:s text:c="12"/>when "01" =&gt; &lt;output&gt; &lt;= "0010";</text:p>
      <text:p text:style-name="P2"><text:s text:c="12"/>when "10" =&gt; &lt;output&gt; &lt;= "0100";</text:p>
      <text:p text:style-name="P2"><text:s text:c="12"/>when "11" =&gt; &lt;output&gt; &lt;= "1000";</text:p>
      <text:p text:style-name="P2"><text:s text:c="12"/>when others =&gt; &lt;output&gt; &lt;= "0000";</text:p>
      <text:p text:style-name="P2"><text:s text:c="9"/>end case;</text:p>
      <text:p text:style-name="P2"><text:s text:c="6"/>end if;</text:p>
      <text:p text:style-name="P2"><text:s text:c="3"/>end if;</text:p>
      <text:p text:style-name="P2">end process;</text:p>
      <text:p text:style-name="P2"/>
      <text:p text:style-name="P4">CODIFICADOR O MULTIPLEXOR</text:p>
      <text:p text:style-name="P2">process(&lt;clock&gt;)</text:p>
      <text:p text:style-name="P2">begin</text:p>
      <text:p text:style-name="P2"><text:s text:c="3"/>if ( &lt;clock&gt;'event and &lt;clock&gt; ='1') then </text:p>
      <text:p text:style-name="P2"><text:s text:c="6"/>if ( &lt;reset&gt; = '1') then</text:p>
      <text:p text:style-name="P2"><text:s text:c="9"/>&lt;output&gt; &lt;= "000";</text:p>
      <text:p text:style-name="P2"><text:s text:c="6"/>else</text:p>
      <text:p text:style-name="P2"><text:s text:c="9"/>case &lt;input&gt; is</text:p>
      <text:p text:style-name="P2"><text:s text:c="12"/>when "00000001" =&gt; &lt;output&gt; &lt;= "000";</text:p>
      <text:p text:style-name="P2"><text:s text:c="12"/>when "00000010" =&gt; &lt;output&gt; &lt;= "001";</text:p>
      <text:p text:style-name="P2"><text:s text:c="12"/>when "00000100" =&gt; &lt;output&gt; &lt;= "010";</text:p>
      <text:p text:style-name="P2"><text:s text:c="12"/>when "00001000" =&gt; &lt;output&gt; &lt;= "011";</text:p>
      <text:p text:style-name="P2"><text:s text:c="12"/>when "00010000" =&gt; &lt;output&gt; &lt;= "100";</text:p>
      <text:p text:style-name="P2"><text:s text:c="12"/>when "00100000" =&gt; &lt;output&gt; &lt;= "101";</text:p>
      <text:p text:style-name="P2"><text:s text:c="12"/>when "01000000" =&gt; &lt;output&gt; &lt;= "110";</text:p>
      <text:p text:style-name="P2"><text:s text:c="12"/>when "10000000" =&gt; &lt;output&gt; &lt;= "111";</text:p>
      <text:p text:style-name="P2"><text:s text:c="12"/>when others =&gt; &lt;output&gt; &lt;= "000";</text:p>
      <text:p text:style-name="P2"><text:s text:c="9"/>end case;</text:p>
      <text:p text:style-name="P2"><text:s text:c="6"/>end if;</text:p>
      <text:p text:style-name="P2"><text:s text:c="3"/>end if;</text:p>
      <text:p text:style-name="P2">end process;</text:p>
      <text:p text:style-name="P2"/>
      <text:p text:style-name="P4">BIESTABLE D CON CE</text:p>
      <text:p text:style-name="P2">process (&lt;clock&gt;, &lt;reset&gt;)</text:p>
      <text:p text:style-name="P2">begin</text:p>
      <text:p text:style-name="P2"><text:s text:c="3"/>if &lt;reset&gt;='1' then <text:s text:c="2"/></text:p>
      <text:p text:style-name="P2"><text:s text:c="6"/>&lt;output&gt; &lt;= '0';</text:p>
      <text:p text:style-name="P2"><text:s text:c="3"/>elsif (&lt;clock&gt;'event and &lt;clock&gt;='1') then </text:p>
      <text:p text:style-name="P2"><text:s text:c="6"/>if &lt;clock_enable&gt; = '1' then </text:p>
      <text:p text:style-name="P2"><text:s text:c="9"/>&lt;output&gt; &lt;= &lt;input&gt;;</text:p>
      <text:p text:style-name="P2"><text:s text:c="6"/>end if; </text:p>
      <text:p text:style-name="P2"><text:s text:c="3"/>end if;</text:p>
      <text:p text:style-name="P2">end process;</text:p>
      <text:p text:style-name="P2"/>
      <text:p text:style-name="P4"><text:soft-page-break/>BIESTABLE T CON CE</text:p>
      <text:p text:style-name="P2">process (&lt;clock&gt;, &lt;reset&gt;)</text:p>
      <text:p text:style-name="P2">begin</text:p>
      <text:p text:style-name="P2"><text:s text:c="3"/>if &lt;reset&gt;='1' then <text:s text:c="2"/></text:p>
      <text:p text:style-name="P2"><text:s text:c="6"/>&lt;output&gt; &lt;= '0';</text:p>
      <text:p text:style-name="P2"><text:s text:c="3"/>elsif (&lt;clock&gt;'event and &lt;clock&gt;='1') then </text:p>
      <text:p text:style-name="P2"><text:s text:c="6"/>if &lt;clock_enable&gt; = '1' then </text:p>
      <text:p text:style-name="P2"><text:s text:c="9"/>&lt;output&gt; &lt;= not(&lt;output&gt;);</text:p>
      <text:p text:style-name="P2"><text:s text:c="6"/>end if; </text:p>
      <text:p text:style-name="P2"><text:s text:c="3"/>end if;</text:p>
      <text:p text:style-name="P2">end process;</text:p>
      <text:p text:style-name="P2"/>
      <text:p text:style-name="P5"><text:span text:style-name="T4">LOGICAL SHIFTERS </text:span><text:span text:style-name="Source_20_Text"><text:span text:style-name="T5">sll</text:span></text:span><text:span text:style-name="T5">/</text:span><text:span text:style-name="Source_20_Text"><text:span text:style-name="T5">srl</text:span></text:span><text:span text:style-name="T5"> </text:span></text:p>
      <text:p text:style-name="P2">process(&lt;clock&gt;)</text:p>
      <text:p text:style-name="P2">begin</text:p>
      <text:p text:style-name="P2"><text:s text:c="3"/>if ( &lt;clock&gt;'event and &lt;clock&gt; ='1') then </text:p>
      <text:p text:style-name="P2"><text:s text:c="6"/>case &lt;selector&gt; is</text:p>
      <text:p text:style-name="P2"><text:s text:c="9"/>when "00" =&gt; &lt;output&gt; &lt;= &lt;input&gt; ;</text:p>
      <text:p text:style-name="Standard"><text:span text:style-name="T3"><text:s text:c="9"/>when "01" =&gt; &lt;output&gt; &lt;= &lt;input&gt; </text:span><text:span text:style-name="Source_20_Text"><text:span text:style-name="T2">sll</text:span></text:span><text:span text:style-name="T2">/</text:span><text:span text:style-name="Source_20_Text"><text:span text:style-name="T2">srl</text:span></text:span><text:span text:style-name="T2"> </text:span><text:span text:style-name="T3"><text:s/>1;</text:span></text:p>
      <text:p text:style-name="Standard"><text:span text:style-name="T3"><text:s text:c="9"/>when "10" =&gt; &lt;output&gt; &lt;= &lt;input&gt; </text:span><text:span text:style-name="Source_20_Text"><text:span text:style-name="T2">sll</text:span></text:span><text:span text:style-name="T2">/</text:span><text:span text:style-name="Source_20_Text"><text:span text:style-name="T2">srl</text:span></text:span><text:span text:style-name="T2"> </text:span><text:span text:style-name="T3">2;</text:span></text:p>
      <text:p text:style-name="Standard"><text:span text:style-name="T3"><text:s text:c="9"/>when "11" =&gt; &lt;output&gt; &lt;= &lt;input&gt; </text:span><text:span text:style-name="Source_20_Text"><text:span text:style-name="T2">sll</text:span></text:span><text:span text:style-name="T2">/</text:span><text:span text:style-name="Source_20_Text"><text:span text:style-name="T2">srl</text:span></text:span><text:span text:style-name="T2"> </text:span><text:span text:style-name="T3"><text:s/>3;</text:span></text:p>
      <text:p text:style-name="P2"><text:s text:c="9"/>when others =&gt; &lt;output&gt; &lt;= &lt;input&gt; ;</text:p>
      <text:p text:style-name="P2"><text:s text:c="6"/>end case;</text:p>
      <text:p text:style-name="P2"><text:s text:c="3"/>end if;</text:p>
      <text:p text:style-name="P2">end process;</text:p>
      <text:p text:style-name="P2"/>
      <text:p text:style-name="P5"><text:span text:style-name="T4"><text:s/>ARITMETIC SHIFTER </text:span><text:span text:style-name="Source_20_Text"><text:span text:style-name="T5">sla</text:span></text:span><text:span text:style-name="T5">/</text:span><text:span text:style-name="Source_20_Text"><text:span text:style-name="T5">sra</text:span></text:span><text:span text:style-name="T5"> </text:span></text:p>
      <text:p text:style-name="P2">process(&lt;clock&gt;)</text:p>
      <text:p text:style-name="P2">begin</text:p>
      <text:p text:style-name="P2"><text:s text:c="3"/>if ( &lt;clock&gt;'event and &lt;clock&gt; ='1') then </text:p>
      <text:p text:style-name="P2"><text:s text:c="6"/>case &lt;selector&gt; is</text:p>
      <text:p text:style-name="P2"><text:s text:c="9"/>when "00" =&gt; &lt;output&gt; &lt;= &lt;input&gt; ;</text:p>
      <text:p text:style-name="Standard"><text:span text:style-name="T3"><text:s text:c="9"/>when "01" =&gt; &lt;output&gt; &lt;= &lt;input&gt; </text:span><text:span text:style-name="Source_20_Text"><text:span text:style-name="T2">sla</text:span></text:span><text:span text:style-name="T2">/</text:span><text:span text:style-name="Source_20_Text"><text:span text:style-name="T2">sra</text:span></text:span><text:span text:style-name="T2"> </text:span><text:span text:style-name="T3"><text:s/>1;</text:span></text:p>
      <text:p text:style-name="Standard"><text:span text:style-name="T3"><text:s text:c="9"/>when "10" =&gt; &lt;output&gt; &lt;= &lt;input&gt; </text:span><text:span text:style-name="Source_20_Text"><text:span text:style-name="T2">sla</text:span></text:span><text:span text:style-name="T2">/</text:span><text:span text:style-name="Source_20_Text"><text:span text:style-name="T2">sra</text:span></text:span><text:span text:style-name="T2"> </text:span><text:span text:style-name="T3">2;</text:span></text:p>
      <text:p text:style-name="Standard"><text:span text:style-name="T3"><text:s text:c="9"/>when "11" =&gt; &lt;output&gt; &lt;= &lt;input&gt; </text:span><text:span text:style-name="Source_20_Text"><text:span text:style-name="T2">sla</text:span></text:span><text:span text:style-name="T2">/</text:span><text:span text:style-name="Source_20_Text"><text:span text:style-name="T2">sra</text:span></text:span><text:span text:style-name="T2"> </text:span><text:span text:style-name="T3"><text:s/>3;</text:span></text:p>
      <text:p text:style-name="P2"><text:s text:c="9"/>when others =&gt; &lt;output&gt; &lt;= &lt;input&gt; ;</text:p>
      <text:p text:style-name="P2"><text:s text:c="6"/>end case;</text:p>
      <text:p text:style-name="P2"><text:s text:c="3"/>end if;</text:p>
      <text:p text:style-name="P2">end process;</text:p>
      <text:p text:style-name="P2"><text:s/></text:p>
      <text:p text:style-name="P4">TRIESTATE</text:p>
      <text:p text:style-name="P2">process (&lt;enable&gt;, &lt;input&gt;)</text:p>
      <text:p text:style-name="P2">begin</text:p>
      <text:p text:style-name="P2"><text:s text:c="3"/>if (&lt;enable&gt;='1') then</text:p>
      <text:p text:style-name="P2"><text:s text:c="6"/>&lt;output&gt; &lt;= &lt;input&gt;;</text:p>
      <text:p text:style-name="P2"><text:s text:c="3"/>else</text:p>
      <text:p text:style-name="P2"><text:s text:c="6"/>&lt;output&gt; &lt;= 'Z';</text:p>
      <text:p text:style-name="P2"><text:s text:c="3"/>end if;</text:p>
      <text:p text:style-name="P2">end process;</text:p>
      <text:p text:style-name="P4">O</text:p>
      <text:p text:style-name="P2"/>
      <text:p text:style-name="P2">&lt;output&gt; &lt;= &lt;input&gt; when &lt;enable&gt; ='1' else 'Z';</text:p>
      <text:p text:style-name="P4"><text:soft-page-break/>CONDICIONALES</text:p>
      <text:p text:style-name="P2"/>
      <text:p text:style-name="P2"><text:s text:c="3"/>case (&lt;2-bit select&gt;) is </text:p>
      <text:p text:style-name="P2"><text:s text:c="6"/>when "00" =&gt;</text:p>
      <text:p text:style-name="P2"><text:s text:c="9"/>&lt;statement&gt;;</text:p>
      <text:p text:style-name="P2"><text:s text:c="6"/>when "01" =&gt;</text:p>
      <text:p text:style-name="P2"><text:s text:c="9"/>&lt;statement&gt;;</text:p>
      <text:p text:style-name="P2"><text:s text:c="6"/>when "10" =&gt;</text:p>
      <text:p text:style-name="P2"><text:s text:c="9"/>&lt;statement&gt;;</text:p>
      <text:p text:style-name="P2"><text:s text:c="6"/>when "11" =&gt;</text:p>
      <text:p text:style-name="P2"><text:s text:c="9"/>&lt;statement&gt;;</text:p>
      <text:p text:style-name="P2"><text:s text:c="6"/>when others =&gt;</text:p>
      <text:p text:style-name="P2"><text:s text:c="9"/>&lt;statement&gt;;</text:p>
      <text:p text:style-name="P2"><text:s text:c="3"/>end case;</text:p>
      <text:p text:style-name="P2"><text:tab/><text:tab/><text:tab/></text:p>
      <text:p text:style-name="P2"><text:s/>if &lt;condition&gt; then</text:p>
      <text:p text:style-name="P2"><text:s text:c="6"/>&lt;statement&gt;</text:p>
      <text:p text:style-name="P2"><text:s text:c="3"/>elsif &lt;condition&gt; then</text:p>
      <text:p text:style-name="P2"><text:s text:c="6"/>&lt;statement&gt;</text:p>
      <text:p text:style-name="P2"><text:s text:c="3"/>else</text:p>
      <text:p text:style-name="P2"><text:s text:c="6"/>&lt;statement&gt;</text:p>
      <text:p text:style-name="P2"><text:s text:c="3"/>end if;</text:p>
      <text:p text:style-name="P2"/>
      <text:p text:style-name="P2">with &lt;choice_expression&gt; select</text:p>
      <text:p text:style-name="P2"><text:s text:c="6"/>&lt;name&gt; &lt;= &lt;expression&gt; when &lt;choices&gt;,</text:p>
      <text:p text:style-name="P2"><text:s text:c="16"/>&lt;expression&gt; when &lt;choices&gt;,</text:p>
      <text:p text:style-name="P2"><text:s text:c="16"/>&lt;expression&gt; when others;</text:p>
      <text:p text:style-name="P2"/>
      <text:p text:style-name="P2"><text:s/>&lt;name&gt; &lt;= &lt;expression&gt; when &lt;condition&gt; else</text:p>
      <text:p text:style-name="P2"><text:s text:c="13"/>&lt;expression&gt; when &lt;condition&gt; else</text:p>
      <text:p text:style-name="P2"><text:s text:c="13"/>&lt;expression&gt;;</text:p>
      <text:p text:style-name="P2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0M</meta:editing-duration>
    <meta:editing-cycles>4</meta:editing-cycles>
    <meta:generator>OpenOffice/4.1.1$Win32 OpenOffice.org_project/411m6$Build-9775</meta:generator>
    <dc:date>2015-03-20T13:44:08.41</dc:date>
    <dc:creator>Pedro  Barquin Ayuso</dc:creator>
    <meta:document-statistic meta:table-count="0" meta:image-count="0" meta:object-count="0" meta:page-count="6" meta:paragraph-count="260" meta:word-count="841" meta:character-count="6308"/>
    <meta:user-defined meta:name="Info 1"/>
    <meta:user-defined meta:name="Info 2"/>
    <meta:user-defined meta:name="Info 3"/>
    <meta:user-defined meta:name="Info 4"/>
  </office:meta>
</office:document-meta>
</file>